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2" style:parent-style-name="Policepardéfaut" style:family="text">
      <style:text-properties style:language-asian="fr" style:country-asian="FR"/>
    </style:style>
    <style:style style:name="P3" style:parent-style-name="Titre" style:family="paragraph">
      <style:paragraph-properties fo:text-align="end"/>
    </style:style>
    <style:style style:name="T4" style:parent-style-name="Policepardéfaut" style:family="text">
      <style:text-properties fo:text-transform="uppercase" fo:color="#FFFFFF" fo:font-size="40pt" style:font-size-asian="40pt" style:font-size-complex="40pt"/>
    </style:style>
    <style:style style:name="P5" style:parent-style-name="Normal" style:family="paragraph">
      <style:paragraph-properties fo:text-align="end" fo:margin-top="0.1666in" fo:margin-left="0.5in">
        <style:tab-stops/>
      </style:paragraph-properties>
      <style:text-properties fo:color="#FFFFFF"/>
    </style:style>
    <style:style style:name="P6" style:parent-style-name="Normal" style:family="paragraph">
      <style:paragraph-properties fo:text-align="end" fo:margin-top="0.1666in" fo:margin-left="0.7in">
        <style:tab-stops/>
      </style:paragraph-properties>
    </style:style>
    <style:style style:name="T7" style:parent-style-name="Policepardéfaut" style:family="text">
      <style:text-properties fo:color="#FFFFFF" fo:font-size="10.5pt" style:font-size-asian="10.5pt" style:font-size-complex="10.5pt"/>
    </style:style>
    <style:style style:name="T8" style:parent-style-name="Policepardéfaut" style:family="text">
      <style:text-properties style:language-asian="fr" style:country-asian="FR"/>
    </style:style>
    <style:style style:name="T9" style:parent-style-name="Policepardéfaut" style:family="text">
      <style:text-properties fo:color="#FFFFFF"/>
    </style:style>
    <style:style style:name="T10" style:parent-style-name="Policepardéfaut" style:family="text">
      <style:text-properties style:language-asian="fr" style:country-asian="FR"/>
    </style:style>
    <style:style style:name="P11" style:parent-style-name="Normal" style:family="paragraph">
      <style:paragraph-properties fo:text-align="end"/>
      <style:text-properties fo:color="#FFFFFF"/>
    </style:style>
    <style:style style:name="P12" style:parent-style-name="Normal" style:family="paragraph">
      <style:paragraph-properties fo:text-align="end"/>
      <style:text-properties fo:color="#FFFFFF"/>
    </style:style>
    <style:style style:name="P13" style:parent-style-name="Normal" style:family="paragraph">
      <style:paragraph-properties fo:break-before="page"/>
    </style:style>
    <style:style style:name="T14" style:parent-style-name="Policepardéfaut" style:family="text">
      <style:text-properties fo:language="en" fo:country="US"/>
    </style:style>
    <style:style style:name="P15" style:parent-style-name="TM1" style:family="paragraph">
      <style:paragraph-properties>
        <style:tab-stops>
          <style:tab-stop style:type="right" style:leader-style="dotted" style:leader-text="." style:position="6.2611in"/>
        </style:tab-stops>
      </style:paragraph-properties>
    </style:style>
    <style:style style:name="T16" style:parent-style-name="Lienhypertexte" style:family="text">
      <style:text-properties fo:language="en" fo:country="US"/>
    </style:style>
    <style:style style:name="P17" style:parent-style-name="TM1" style:family="paragraph">
      <style:paragraph-properties>
        <style:tab-stops>
          <style:tab-stop style:type="right" style:leader-style="dotted" style:leader-text="." style:position="6.2611in"/>
        </style:tab-stops>
      </style:paragraph-propertie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2" style:family="paragraph">
      <style:paragraph-properties>
        <style:tab-stops>
          <style:tab-stop style:type="right" style:leader-style="dotted" style:leader-text="." style:position="6.1083in"/>
        </style:tab-stops>
      </style:paragraph-properties>
    </style:style>
    <style:style style:name="P20" style:parent-style-name="TM3" style:family="paragraph">
      <style:paragraph-properties>
        <style:tab-stops>
          <style:tab-stop style:type="right" style:leader-style="dotted" style:leader-text="." style:position="5.9555in"/>
        </style:tab-stops>
      </style:paragraph-properties>
    </style:style>
    <style:style style:name="P21" style:parent-style-name="TM2" style:family="paragraph">
      <style:paragraph-properties>
        <style:tab-stops>
          <style:tab-stop style:type="right" style:leader-style="dotted" style:leader-text="." style:position="6.1083in"/>
        </style:tab-stops>
      </style:paragraph-properties>
    </style:style>
    <style:style style:name="P22" style:parent-style-name="TM2" style:family="paragraph">
      <style:paragraph-properties>
        <style:tab-stops>
          <style:tab-stop style:type="right" style:leader-style="dotted" style:leader-text="." style:position="6.1083in"/>
        </style:tab-stops>
      </style:paragraph-properties>
    </style:style>
    <style:style style:name="P23" style:parent-style-name="TM1" style:family="paragraph">
      <style:paragraph-properties>
        <style:tab-stops>
          <style:tab-stop style:type="right" style:leader-style="dotted" style:leader-text="." style:position="6.2611in"/>
        </style:tab-stops>
      </style:paragraph-properties>
    </style:style>
    <style:style style:name="T24" style:parent-style-name="Lienhypertexte" style:family="text">
      <style:text-properties style:font-weight-complex="bold"/>
    </style:style>
    <style:style style:name="P25" style:parent-style-name="TM2" style:family="paragraph">
      <style:paragraph-properties>
        <style:tab-stops>
          <style:tab-stop style:type="right" style:leader-style="dotted" style:leader-text="." style:position="6.1083in"/>
        </style:tab-stops>
      </style:paragraph-properties>
    </style:style>
    <style:style style:name="P26" style:parent-style-name="TM2" style:family="paragraph">
      <style:paragraph-properties>
        <style:tab-stops>
          <style:tab-stop style:type="right" style:leader-style="dotted" style:leader-text="." style:position="6.1083in"/>
        </style:tab-stops>
      </style:paragraph-properties>
    </style:style>
    <style:style style:name="P27" style:parent-style-name="Normal" style:family="paragraph">
      <style:text-properties style:font-name="Calibri Light" style:font-name-asian="Times New Roman" fo:color="#2E74B5" fo:font-size="16pt" style:font-size-asian="16pt" style:font-size-complex="16pt" fo:language="en" fo:country="US"/>
    </style:style>
    <style:style style:name="P28" style:parent-style-name="Normal" style:family="paragraph">
      <style:text-properties style:font-name="Calibri Light" style:font-name-asian="Times New Roman" fo:color="#2E74B5" fo:font-size="16pt" style:font-size-asian="16pt" style:font-size-complex="16pt" fo:language="en" fo:country="US"/>
    </style:style>
    <style:style style:name="P29" style:parent-style-name="Normal" style:family="paragraph">
      <style:text-properties style:font-name="Calibri Light" style:font-name-asian="Times New Roman" fo:color="#2E74B5" fo:font-size="16pt" style:font-size-asian="16pt" style:font-size-complex="16pt" fo:language="en" fo:country="US"/>
    </style:style>
    <style:style style:name="P30" style:parent-style-name="Normal" style:family="paragraph">
      <style:text-properties style:font-name="Calibri Light" style:font-name-asian="Times New Roman" fo:color="#2E74B5" fo:font-size="16pt" style:font-size-asian="16pt" style:font-size-complex="16pt" fo:language="en" fo:country="US"/>
    </style:style>
    <style:style style:name="P31"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2"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3"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4"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5"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6"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7"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8"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39"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0"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1" style:parent-style-name="Normal" style:family="paragraph">
      <style:paragraph-properties fo:text-align="justify"/>
      <style:text-properties style:font-name="Calibri Light" style:font-name-asian="Times New Roman" fo:color="#2E74B5" fo:font-size="16pt" style:font-size-asian="16pt" style:font-size-complex="16pt" fo:language="en" fo:country="US"/>
    </style:style>
    <style:style style:name="P42" style:parent-style-name="Normal" style:family="paragraph">
      <style:paragraph-properties fo:text-align="justify"/>
    </style:style>
    <style:style style:name="T43" style:parent-style-name="Policepardéfaut" style:family="text">
      <style:text-properties fo:language="en" fo:country="US"/>
    </style:style>
    <style:style style:name="T44" style:parent-style-name="Policepardéfaut" style:family="text">
      <style:text-properties fo:font-style="italic" style:font-style-asian="italic"/>
    </style:style>
    <style:style style:name="T45" style:parent-style-name="Policepardéfaut" style:family="text">
      <style:text-properties fo:font-weight="bold" style:font-weight-asian="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T50" style:parent-style-name="Policepardéfaut" style:family="text">
      <style:text-properties fo:background-color="#FFFF00"/>
    </style:style>
    <style:style style:name="T51" style:parent-style-name="Policepardéfaut" style:family="text">
      <style:text-properties fo:background-color="#FFFF00"/>
    </style:style>
    <style:style style:name="T52" style:parent-style-name="Policepardéfaut" style:family="text">
      <style:text-properties fo:background-color="#FFFF00"/>
    </style:style>
    <style:style style:name="T53" style:parent-style-name="Policepardéfaut" style:family="text">
      <style:text-properties fo:background-color="#FFFF00"/>
    </style:style>
    <style:style style:name="P54" style:parent-style-name="Normal" style:family="paragraph">
      <style:paragraph-properties fo:text-align="justify" fo:text-indent="0.4916in"/>
    </style:style>
    <style:style style:name="T55" style:parent-style-name="Policepardéfaut" style:family="text">
      <style:text-properties fo:font-weight="bold" style:font-weight-asian="bold"/>
    </style:style>
    <style:style style:name="T56" style:parent-style-name="Policepardéfaut" style:family="text">
      <style:text-properties fo:font-style="italic" style:font-style-asian="italic" fo:background-color="#FFFF00"/>
    </style:style>
    <style:style style:name="T57" style:parent-style-name="Policepardéfaut" style:family="text">
      <style:text-properties fo:font-style="italic" style:font-style-asian="italic"/>
    </style:style>
    <style:style style:name="P58" style:parent-style-name="Normal" style:family="paragraph">
      <style:paragraph-properties fo:text-align="justify" fo:text-indent="0.4916in"/>
    </style:style>
    <style:style style:name="P59" style:parent-style-name="Normal" style:family="paragraph">
      <style:paragraph-properties fo:text-align="justify"/>
    </style:style>
    <style:style style:name="T60" style:parent-style-name="Policepardéfaut" style:family="text">
      <style:text-properties fo:font-weight="bold" style:font-weight-asian="bold"/>
    </style:style>
    <style:style style:name="T61" style:parent-style-name="Policepardéfaut" style:family="text">
      <style:text-properties fo:font-weight="bold" style:font-weight-asian="bold"/>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T64" style:parent-style-name="Élevé" style:family="text">
      <style:text-properties fo:font-weight="normal" style:font-weight-asian="normal"/>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family="graphic" style:name="a0">
      <style:graphic-properties fo:wrap-option="wrap" fo:padding-top="1in" fo:padding-bottom="0.05in" fo:padding-left="0.3in" fo:padding-right="0.3in" draw:textarea-vertical-align="middle"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05in" fo:padding-bottom="0.05in" fo:padding-left="0.2in" fo:padding-right="0.2in" draw:textarea-vertical-align="middle"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draw:custom-shape svg:x="0.16528in" svg:y="0.23403in" svg:width="5.69514in" svg:height="11.22153in" draw:z-index="251677696" draw:id="id0" draw:style-name="a0" draw:name="Rectangle 16" text:anchor-type="paragraph"><svg:title/><svg:desc/><text:p text:style-name="P3"><text:span text:style-name="T4">Stackoverflow Like</text:span></text:p><text:p text:style-name="P5"/><text:p text:style-name="P6"><text:span text:style-name="T7">Project Report for StackOverflow Like web site</text:span></text:p><draw:enhanced-geometry draw:type="non-primitive" svg:viewBox="0 0 21600 21600" draw:enhanced-path="M 0 0 L 21600 0 21600 21600 0 21600 Z N"/></draw:custom-shape></text:span><text:span text:style-name="T8"><draw:custom-shape svg:x="6.03542in" svg:y="0.23403in" svg:width="1.99514in" svg:height="11.22153in" draw:z-index="251678720" draw:id="id1" draw:style-name="a1" draw:name="Rectangle 472" text:anchor-type="paragraph"><svg:title/><svg:desc/><text:p text:style-name="Sous-titre"><text:span text:style-name="T9">Report</text:span></text:p><draw:enhanced-geometry draw:type="non-primitive" svg:viewBox="0 0 21600 21600" draw:enhanced-path="M 0 0 L 21600 0 21600 21600 0 21600 Z N"/></draw:custom-shape></text:span></text:p>
      <text:p text:style-name="Normal"/>
      <text:p text:style-name="Normal"><text:span text:style-name="T10"><draw:frame draw:z-index="251680768" draw:id="id2" draw:style-name="a2" draw:name="Zone de texte 2" text:anchor-type="paragraph" svg:x="5.2776in" svg:y="8.33022in" svg:width="1.56389in" svg:height="1.53542in" style:rel-width="scale" style:rel-height="scale"><draw:text-box><text:p text:style-name="P11">Elysée Jonas</text:p><text:p text:style-name="P12">Rabérin Alexandre</text:p></draw:text-box><svg:title/><svg:desc/></draw:frame></text:span></text:p>
      <text:p text:style-name="P13"/>
      <text:p text:style-name="En-têtedetabledesmatières"><text:bookmark-start text:name="_Toc477121628"/><text:span text:style-name="T14">Summary</text:span><text:bookmark-end text:name="_Toc477121628"/></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5"><text:a xlink:href="#_Toc477121628" office:target-frame-name="_top" xlink:show="replace"><text:span text:style-name="T16">Summary</text:span><text:tab/>2</text:a></text:p>
          <text:p text:style-name="P17"><text:a xlink:href="#_Toc477121629" office:target-frame-name="_top" xlink:show="replace"><text:span text:style-name="Lienhypertexte">A – Fonctionnalités</text:span><text:tab/>3</text:a></text:p>
          <text:p text:style-name="P18"><text:a xlink:href="#_Toc477121630" office:target-frame-name="_top" xlink:show="replace"><text:span text:style-name="Lienhypertexte">JWT</text:span><text:tab/>3</text:a></text:p>
          <text:p text:style-name="P19"><text:a xlink:href="#_Toc477121631" office:target-frame-name="_top" xlink:show="replace"><text:span text:style-name="Lienhypertexte">Features Flipping</text:span><text:tab/>3</text:a></text:p>
          <text:p text:style-name="P20"><text:a xlink:href="#_Toc477121632" office:target-frame-name="_top" xlink:show="replace"><text:span text:style-name="Lienhypertexte">Serveur de Configuration</text:span><text:tab/>3</text:a></text:p>
          <text:p text:style-name="P21"><text:a xlink:href="#_Toc477121633" office:target-frame-name="_top" xlink:show="replace"><text:span text:style-name="Lienhypertexte">Health Check</text:span><text:tab/>3</text:a></text:p>
          <text:p text:style-name="P22"><text:a xlink:href="#_Toc477121634" office:target-frame-name="_top" xlink:show="replace"><text:span text:style-name="Lienhypertexte">Circuit Breaker &amp; Graceful Degredation</text:span><text:tab/>3</text:a></text:p>
          <text:p text:style-name="P23"><text:a xlink:href="#_Toc477121635" office:target-frame-name="_top" xlink:show="replace"><text:span text:style-name="T24">II - Améliorations</text:span><text:tab/>4</text:a></text:p>
          <text:p text:style-name="P25"><text:a xlink:href="#_Toc477121636" office:target-frame-name="_top" xlink:show="replace"><text:span text:style-name="Lienhypertexte">Client Angular</text:span><text:tab/>4</text:a></text:p>
          <text:p text:style-name="P26"><text:a xlink:href="#_Toc477121637" office:target-frame-name="_top" xlink:show="replace"><text:span text:style-name="Lienhypertexte">Marshallers</text:span><text:tab/>4</text:a></text:p>
        </text:index-body>
      </text:table-of-content>
      <text:p text:style-name="Normal"/>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p text:style-name="P42"><text:span text:style-name="T43"><text:tab/></text:span>Ce projet constitue la suite du projet "StackOverFlow" rendu précédemment. Le but principal est d'enrichir la version précédente de notre projet en rajoutant des fonctionnalités afin de rendre notre projet<text:s/><text:span text:style-name="T44">scalable</text:span>, dynamique et résistante aux pannes. Pour cela, une<text:s/>division de notre projet en<text:s/><text:span text:style-name="T45">micros services</text:span><text:s/>est nécessaire.<text:s/></text:p>
      <text:h text:style-name="Titre1" text:outline-level="1"><text:bookmark-start text:name="_Toc475895737"/><text:bookmark-start text:name="_Toc477121629"/>A – Fonctionnalités<text:bookmark-end text:name="_Toc475895737"/><text:bookmark-end text:name="_Toc477121629"/><text:s/></text:h>
      <text:p text:style-name="P46"><text:tab/>Afin de réaliser notre projet, le projet a été séparé en deux sous parties: une partie cliente et une partie serveur qui devient une API. La partie serveur se charge de<text:s/>renvoyer des données s'adaptant à l'état de ses différents services, et la partie client se charge d'afficher les données renvoyées par le serveur.</text:p>
      <text:p text:style-name="P47"><text:tab/>Les nouvelles fonctionnalités implémentées sont les suivantes:</text:p>
      <text:h text:style-name="Titre2" text:outline-level="2"><text:bookmark-start text:name="_Toc477121630"/>JWT<text:bookmark-end text:name="_Toc477121630"/><text:s/></text:h>
      <text:p text:style-name="P48"><text:tab/>Le Java Web Token<text:s/>est un élément clé qui permet de rendre<text:s/>notre client Angular stateless: il permet d'identifier un utilisateur sans stockage de données au niveau des instances.<text:s/>Dans le cas où nous avons plusieurs instances de notre API, le JWT permet de stocker des données chez le client (au niveau de son navigateur) afin que chaque service récupère ses informations afin d'identifier l'utilisateur.</text:p>
      <text:p text:style-name="P49"><text:span text:style-name="T50">Nous stockons donc d</text:span><text:span text:style-name="T51">a</text:span><text:span text:style-name="T52">ns ce Token le username, la date de login et la date d'expiration du token</text:span><text:span text:style-name="T53">.</text:span></text:p>
      <text:h text:style-name="Titre2" text:outline-level="2"><text:bookmark-start text:name="_Toc475895738"/><text:bookmark-start text:name="_Toc477121631"/>Features Flipping<text:bookmark-end text:name="_Toc475895738"/><text:bookmark-end text:name="_Toc477121631"/></text:h>
      <text:p text:style-name="P54">Le<text:s/><text:span text:style-name="T55">features flippling<text:s/></text:span>est une fonctionnalité qui permet d'adapter le contenu de la vue (soit des données renvoyé par le serveur au client)<text:s/><text:span text:style-name="T56">selon certains booléens</text:span><text:span text:style-name="T57">.</text:span><text:s/>Ainsi, le programmeur peut facilement rajouter ou retirer du contenu de la vue s'il le souhaite. Cela peut servir dans le cas où une fonctionnalité du serveur est défaillante ou en cours de production (ex: accepter l'ajout d'un commentaire sur une question).</text:p>
      <text:p text:style-name="P58">Le features flipping se fait grâce à un serveur de configuration lancé auparavant. Au lancement l'application, il interroge le serveur d'abord le serveur de configuration afin de récupérer l'ensemble des fonctionnalités actuellement disponible, puis renvoi des données en accord avec ces options.</text:p>
      <text:h text:style-name="Titre3" text:outline-level="3"><text:bookmark-start text:name="_Toc477121632"/>Serveur de Configuration<text:bookmark-end text:name="_Toc477121632"/></text:h>
      <text:p text:style-name="Normal"><text:tab/></text:p>
      <text:h text:style-name="Titre2" text:outline-level="2"><text:bookmark-start text:name="_Toc475895739"/><text:bookmark-start text:name="_Toc477121633"/>Health Check<text:bookmark-end text:name="_Toc475895739"/><text:bookmark-end text:name="_Toc477121633"/><text:s/></text:h>
      <text:p text:style-name="P59"><text:tab/>Le<text:s/><text:span text:style-name="T60">Healt</text:span><text:span text:style-name="T61">h Check<text:s/></text:span>est une mécanique de notre service à s'auto analyser afin de savoir si il est opérationnel ou pas. Ainsi, nous disposons à présent d'une URL technique qui permet l'analyse de ses différents micros services et permet de rediriger l'utilisateur selon<text:s/>le résultat de cette analyse.<text:s/></text:p>
      <text:p text:style-name="P62"/>
      <text:p text:style-name="P63">/health</text:p>
      <text:h text:style-name="Titre2" text:outline-level="2"><text:bookmark-start text:name="_Toc477121634"/>Circuit Breaker &amp; Graceful Degredation<text:bookmark-end text:name="_Toc477121634"/></text:h>
      <text:p text:style-name="Normal">Le design pattern Circuit Breaker permet d'adapter le résultat renvoyé au client<text:s/>dépendamment<text:s/>de l'état de notre service.<text:s/>En effet, si le client fait une requête à l'API et qu'elle n'est pas en mesure de répondre, une réponse par défaut<text:s/>est<text:s/>renvoyée<text:s/>à l'utilisateur.<text:s/></text:p>
      <text:h text:style-name="Titre1" text:outline-level="1"><text:bookmark-start text:name="_Toc477121635"/><text:soft-page-break/><text:span text:style-name="T64">II - Améliorations</text:span><text:bookmark-end text:name="_Toc477121635"/></text:h>
      <text:h text:style-name="Titre2" text:outline-level="2"><text:bookmark-start text:name="_Toc475895740"/><text:bookmark-start text:name="_Toc477121636"/>Client Angular<text:bookmark-end text:name="_Toc475895740"/><text:bookmark-end text:name="_Toc477121636"/></text:h>
      <text:p text:style-name="P65"><text:tab/>La partie cliente de notre projet a été entièrement ré-implémentée en AngularJS. Cela nous permet d'avoir un client dynamique adapté aux changements apporté à notre serveur qui devient une API qui peut être requêté en mode Stateless.</text:p>
      <text:h text:style-name="Titre2" text:outline-level="2"><text:bookmark-start text:name="_Toc477121637"/>Marshallers<text:bookmark-end text:name="_Toc477121637"/></text:h>
      <text:p text:style-name="P66"><text:tab/>Afin que les données renvoyées par nos contrôleurs soient adaptées aux différentes vues de notre nouveau client, nous avons créé des marshallers au niveau de notre serveur API. Ceux-ci seront chargés de rassembler des informations selon des configurations prédéfinies. Cela permet d'éviter une surcharge d'informations inutiles retournées au client. <text:s/>Ainsi, le client peut demander un certain niveau de détails des objets selon la page qu'il souhaite affich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833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833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 style:display-name="Titre" style:family="paragraph" style:parent-style-name="Normal" style:next-style-name="Normal">
      <style:paragraph-properties fo:margin-bottom="0in" fo:line-height="90%"/>
      <style:text-properties style:font-name="Calibri Light" style:font-name-asian="Times New Roman" fo:color="#404040" fo:letter-spacing="-0.0069in" style:letter-kerning="true" fo:font-size="28pt" style:font-size-asian="28pt" style:font-size-complex="28pt" style:language-asian="fr" style:country-asian="FR" fo:hyphenate="false"/>
    </style:style>
    <style:style style:name="TitreCar" style:display-name="Titre Car" style:family="text" style:parent-style-name="Policepardéfaut">
      <style:text-properties style:font-name="Calibri Light" style:font-name-asian="Times New Roman" style:font-name-complex="Times New Roman" fo:color="#404040" fo:letter-spacing="-0.0069in" style:letter-kerning="true" fo:font-size="28pt" style:font-size-asian="28pt" style:font-size-complex="28pt" style:language-asian="fr" style:country-asian="FR"/>
    </style:style>
    <style:style style:name="Sous-titre" style:display-name="Sous-titre" style:family="paragraph" style:parent-style-name="Normal" style:next-style-name="Normal">
      <style:text-properties style:font-name-asian="Times New Roman" fo:color="#5A5A5A" fo:letter-spacing="0.0104in" style:language-asian="fr" style:country-asian="FR" fo:hyphenate="false"/>
    </style:style>
    <style:style style:name="Sous-titreCar" style:display-name="Sous-titre Car" style:family="text" style:parent-style-name="Policepardéfaut">
      <style:text-properties style:font-name-asian="Times New Roman" style:font-name-complex="Times New Roman" fo:color="#5A5A5A" fo:letter-spacing="0.0104in" style:language-asian="fr" style:country-asian="FR"/>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ckoverflow Like</dc:title>
    <dc:description/>
    <dc:subject>Report</dc:subject>
    <meta:initial-creator>User</meta:initial-creator>
    <dc:creator>User</dc:creator>
    <meta:creation-date>2017-02-26T17:05:00Z</meta:creation-date>
    <dc:date>2017-03-12T21:52:00Z</dc:date>
    <meta:print-date>2017-01-25T12:09:00Z</meta:print-date>
    <meta:template xlink:href="Normal.dotm" xlink:type="simple"/>
    <meta:editing-cycles>135</meta:editing-cycles>
    <meta:editing-duration>PT11640S</meta:editing-duration>
    <meta:document-statistic meta:page-count="4" meta:paragraph-count="8" meta:word-count="654" meta:character-count="4249" meta:row-count="30" meta:non-whitespace-character-count="3603"/>
  </office:meta>
</office:document-meta>
</file>